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Ashleigh White<text:tab/></text:span></text:p>
      <text:p text:style-name="P1"><text:span text:style-name="T1">Unit 5: Play and learning </text:span></text:p>
      <text:p text:style-name="P1"><text:span text:style-name="T1">7.1 Discuss inclusive play practice in relation to current frameworks.</text:span></text:p>
      <text:p text:style-name="P1"><text:span text:style-name="T1">9.1 Discuss current frameworks in relation to play and learning. </text:span></text:p>
      <text:p text:style-name="P1"><text:span text:style-name="T1">The EYFS Statory Guidance states that "each area of learning and development must be implemented through planned, purposeful play and through a mix of adult-led and child-initiated activity. Play is essential for children's development, building theor confidence as they learn to explore, to think about problems, and relate to others. Children learn by leading their own play, and by taking part in play which is guided by adults. There is an ongoing judgement to be made by practitioners about the balence between activities led by children, and activities led or guided by adults. Practitioners must respond to each child's emerging needs and intrests, guiding their development through warm, positive interaction. As children grow older, and as their development allows, it is expected that the balence will gradually shift toward more activities led by adults, to help children prepare for more formal learning, ready for Year 1." This is for inclusive environments and could also be linked with play to support and stimulate learning. I do this is my setting by giving the children a good balence of adult-led activities and child-initiated meaning that they have a good link between what they have to do to help their development and what they want to do to make sure they enjoy themselves when they are in the nursery.<text:s text:c="2"/></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